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office:font-face-decls>
  <office:automatic-styles>
    <style:style style:name="P1" style:family="paragraph" style:parent-style-name="Text_20_body">
      <style:text-properties officeooo:rsid="001d9e6f" officeooo:paragraph-rsid="001d9e6f"/>
    </style:style>
    <style:style style:name="P2" style:family="paragraph" style:parent-style-name="Text_20_body">
      <style:text-properties officeooo:rsid="002495ee" officeooo:paragraph-rsid="002495ee"/>
    </style:style>
    <style:style style:name="P3" style:family="paragraph" style:parent-style-name="Text_20_body">
      <style:text-properties officeooo:paragraph-rsid="0015c349"/>
    </style:style>
    <style:style style:name="P4" style:family="paragraph" style:parent-style-name="Text_20_body">
      <style:text-properties officeooo:rsid="00331ab9" officeooo:paragraph-rsid="00331ab9"/>
    </style:style>
    <style:style style:name="P5" style:family="paragraph" style:parent-style-name="Text_20_body">
      <style:text-properties officeooo:paragraph-rsid="003a78ac"/>
    </style:style>
    <style:style style:name="P6" style:family="paragraph" style:parent-style-name="Text_20_body">
      <style:text-properties officeooo:paragraph-rsid="0023c411"/>
    </style:style>
    <style:style style:name="P7" style:family="paragraph" style:parent-style-name="Text_20_body">
      <style:text-properties officeooo:rsid="0044786e" officeooo:paragraph-rsid="0044786e"/>
    </style:style>
    <style:style style:name="P8" style:family="paragraph" style:parent-style-name="Text_20_body">
      <style:paragraph-properties fo:text-align="center" style:justify-single-word="false"/>
      <style:text-properties officeooo:rsid="006b0777" officeooo:paragraph-rsid="006b0777"/>
    </style:style>
    <style:style style:name="P9" style:family="paragraph" style:parent-style-name="Text_20_body">
      <style:text-properties officeooo:rsid="007578a5" officeooo:paragraph-rsid="007578a5"/>
    </style:style>
    <style:style style:name="P10" style:family="paragraph" style:parent-style-name="Text_20_body" style:list-style-name="L1">
      <style:text-properties officeooo:paragraph-rsid="002f453e"/>
    </style:style>
    <style:style style:name="P11" style:family="paragraph" style:parent-style-name="Text_20_body" style:list-style-name="L1">
      <style:text-properties officeooo:paragraph-rsid="008721f8"/>
    </style:style>
    <style:style style:name="P12" style:family="paragraph" style:parent-style-name="Text_20_body" style:list-style-name="L1">
      <style:text-properties officeooo:rsid="00160873" officeooo:paragraph-rsid="00160873"/>
    </style:style>
    <style:style style:name="P13" style:family="paragraph" style:parent-style-name="Text_20_body" style:list-style-name="L1">
      <style:text-properties officeooo:rsid="0017fd2c" officeooo:paragraph-rsid="0017fd2c"/>
    </style:style>
    <style:style style:name="P14" style:family="paragraph" style:parent-style-name="Text_20_body" style:list-style-name="L1">
      <style:text-properties fo:font-style="normal" officeooo:rsid="001a8f3b" officeooo:paragraph-rsid="001a8f3b" style:font-style-asian="normal" style:font-style-complex="normal"/>
    </style:style>
    <style:style style:name="P15" style:family="paragraph" style:parent-style-name="Text_20_body" style:list-style-name="L3">
      <style:text-properties fo:font-style="normal" officeooo:rsid="001de446" officeooo:paragraph-rsid="001de446" style:font-style-asian="normal" style:font-style-complex="normal"/>
    </style:style>
    <style:style style:name="P16" style:family="paragraph" style:parent-style-name="Text_20_body" style:list-style-name="L3">
      <style:text-properties fo:font-style="normal" officeooo:rsid="001f0e2a" officeooo:paragraph-rsid="001f0e2a" style:font-style-asian="normal" style:font-style-complex="normal"/>
    </style:style>
    <style:style style:name="P17" style:family="paragraph" style:parent-style-name="Text_20_body" style:list-style-name="L2">
      <style:text-properties officeooo:paragraph-rsid="00266f32"/>
    </style:style>
    <style:style style:name="P18" style:family="paragraph" style:parent-style-name="Text_20_body" style:list-style-name="L2">
      <style:text-properties officeooo:paragraph-rsid="002a4af6"/>
    </style:style>
    <style:style style:name="P19" style:family="paragraph" style:parent-style-name="Text_20_body" style:list-style-name="L2">
      <style:text-properties officeooo:paragraph-rsid="002e0d3e"/>
    </style:style>
    <style:style style:name="P20" style:family="paragraph" style:parent-style-name="Text_20_body" style:list-style-name="L2">
      <style:text-properties officeooo:paragraph-rsid="0043fe08"/>
    </style:style>
    <style:style style:name="P21" style:family="paragraph" style:parent-style-name="Text_20_body" style:list-style-name="L2">
      <style:text-properties officeooo:rsid="0043fe08" officeooo:paragraph-rsid="0047351b"/>
    </style:style>
    <style:style style:name="P22" style:family="paragraph" style:parent-style-name="Text_20_body" style:list-style-name="L2">
      <style:text-properties officeooo:rsid="00714b89" officeooo:paragraph-rsid="00714b89"/>
    </style:style>
    <style:style style:name="P23" style:family="paragraph" style:parent-style-name="Text_20_body" style:list-style-name="L3">
      <style:text-properties officeooo:paragraph-rsid="001d9e6f"/>
    </style:style>
    <style:style style:name="P24" style:family="paragraph" style:parent-style-name="Text_20_body" style:list-style-name="L3">
      <style:text-properties officeooo:paragraph-rsid="001de446"/>
    </style:style>
    <style:style style:name="P25" style:family="paragraph" style:parent-style-name="Text_20_body" style:list-style-name="L3">
      <style:text-properties officeooo:paragraph-rsid="00613574"/>
    </style:style>
    <style:style style:name="P26" style:family="paragraph" style:parent-style-name="Text_20_body" style:list-style-name="L3">
      <style:text-properties officeooo:rsid="001d9e6f" officeooo:paragraph-rsid="00202573"/>
    </style:style>
    <style:style style:name="P27" style:family="paragraph" style:parent-style-name="Text_20_body" style:list-style-name="L3">
      <style:text-properties officeooo:rsid="0064baab" officeooo:paragraph-rsid="0064baab"/>
    </style:style>
    <style:style style:name="P28" style:family="paragraph" style:parent-style-name="Text_20_body" style:list-style-name="L3">
      <style:text-properties officeooo:rsid="004ccd5b" officeooo:paragraph-rsid="004ccd5b"/>
    </style:style>
    <style:style style:name="P29" style:family="paragraph" style:parent-style-name="Text_20_body" style:list-style-name="L4">
      <style:text-properties officeooo:paragraph-rsid="0017fd2c"/>
    </style:style>
    <style:style style:name="P30" style:family="paragraph" style:parent-style-name="Text_20_body" style:list-style-name="L4">
      <style:text-properties officeooo:rsid="0015c349" officeooo:paragraph-rsid="0015c349"/>
    </style:style>
    <style:style style:name="P31" style:family="paragraph" style:parent-style-name="Text_20_body" style:list-style-name="L4">
      <style:text-properties officeooo:rsid="005a2251" officeooo:paragraph-rsid="005a2251"/>
    </style:style>
    <style:style style:name="P32" style:family="paragraph" style:parent-style-name="Text_20_body" style:list-style-name="L4">
      <style:text-properties officeooo:rsid="005c38c8" officeooo:paragraph-rsid="005c38c8"/>
    </style:style>
    <style:style style:name="P33" style:family="paragraph" style:parent-style-name="Text_20_body" style:list-style-name="L4">
      <style:text-properties officeooo:rsid="0073d794" officeooo:paragraph-rsid="0073d794"/>
    </style:style>
    <style:style style:name="P34" style:family="paragraph" style:parent-style-name="Text_20_body" style:list-style-name="L5">
      <style:text-properties officeooo:paragraph-rsid="00331ab9"/>
    </style:style>
    <style:style style:name="P35" style:family="paragraph" style:parent-style-name="Text_20_body" style:list-style-name="L5">
      <style:text-properties officeooo:paragraph-rsid="005a2251"/>
    </style:style>
    <style:style style:name="P36" style:family="paragraph" style:parent-style-name="Text_20_body" style:list-style-name="L5">
      <style:text-properties officeooo:paragraph-rsid="00680ed0"/>
    </style:style>
    <style:style style:name="P37" style:family="paragraph" style:parent-style-name="Text_20_body" style:list-style-name="L5">
      <style:text-properties officeooo:paragraph-rsid="009218c9"/>
    </style:style>
    <style:style style:name="P38" style:family="paragraph" style:parent-style-name="Text_20_body" style:list-style-name="L5">
      <style:text-properties officeooo:rsid="007591bf" officeooo:paragraph-rsid="007591bf"/>
    </style:style>
    <style:style style:name="P39" style:family="paragraph" style:parent-style-name="Text_20_body" style:list-style-name="L5">
      <style:text-properties officeooo:rsid="00347f9e" officeooo:paragraph-rsid="00347f9e"/>
    </style:style>
    <style:style style:name="P40" style:family="paragraph" style:parent-style-name="Text_20_body" style:list-style-name="L5">
      <style:text-properties officeooo:rsid="00347f9e" officeooo:paragraph-rsid="009218c9"/>
    </style:style>
    <style:style style:name="P41" style:family="paragraph" style:parent-style-name="Text_20_body" style:list-style-name="L5">
      <style:text-properties officeooo:rsid="00680ed0" officeooo:paragraph-rsid="00680ed0"/>
    </style:style>
    <style:style style:name="P42" style:family="paragraph" style:parent-style-name="Text_20_body" style:list-style-name="L5">
      <style:text-properties officeooo:rsid="0036d072" officeooo:paragraph-rsid="0036d072"/>
    </style:style>
    <style:style style:name="P43" style:family="paragraph" style:parent-style-name="Text_20_body" style:list-style-name="L5">
      <style:text-properties officeooo:rsid="0067fc1c" officeooo:paragraph-rsid="0067fc1c"/>
    </style:style>
    <style:style style:name="P44" style:family="paragraph" style:parent-style-name="Text_20_body" style:list-style-name="L6">
      <style:text-properties officeooo:rsid="0044786e" officeooo:paragraph-rsid="0044786e"/>
    </style:style>
    <style:style style:name="P45" style:family="paragraph" style:parent-style-name="Text_20_body" style:list-style-name="L6">
      <style:text-properties officeooo:rsid="00695b81" officeooo:paragraph-rsid="00695b81"/>
    </style:style>
    <style:style style:name="P46" style:family="paragraph" style:parent-style-name="Text_20_body" style:list-style-name="L7">
      <style:text-properties officeooo:paragraph-rsid="007578a5"/>
    </style:style>
    <style:style style:name="P47" style:family="paragraph" style:parent-style-name="Text_20_body" style:list-style-name="L1">
      <style:text-properties officeooo:rsid="007f8479" officeooo:paragraph-rsid="007f8479"/>
    </style:style>
    <style:style style:name="P48" style:family="paragraph" style:parent-style-name="Text_20_body" style:list-style-name="L1">
      <style:text-properties officeooo:rsid="007f8479" officeooo:paragraph-rsid="008348cc"/>
    </style:style>
    <style:style style:name="P49" style:family="paragraph" style:parent-style-name="Text_20_body" style:list-style-name="L1">
      <style:text-properties officeooo:rsid="0081711e" officeooo:paragraph-rsid="0081711e"/>
    </style:style>
    <style:style style:name="P50" style:family="paragraph" style:parent-style-name="Text_20_body" style:list-style-name="L2">
      <style:text-properties officeooo:rsid="008b4675" officeooo:paragraph-rsid="008b4675"/>
    </style:style>
    <style:style style:name="P51" style:family="paragraph" style:parent-style-name="Text_20_body" style:list-style-name="L5">
      <style:text-properties officeooo:rsid="009218c9" officeooo:paragraph-rsid="009218c9"/>
    </style:style>
    <style:style style:name="P52" style:family="paragraph" style:parent-style-name="Text_20_body" style:list-style-name="L1">
      <style:text-properties officeooo:rsid="009b238a" officeooo:paragraph-rsid="009b238a"/>
    </style:style>
    <style:style style:name="P53" style:family="paragraph" style:parent-style-name="Title">
      <style:text-properties style:font-name="Liberation Sans" fo:font-size="28pt" fo:font-weight="bold" officeooo:rsid="005c7bc0" officeooo:paragraph-rsid="007a4430" style:font-name-asian="DejaVu Sans" style:font-size-asian="28pt" style:font-weight-asian="bold" style:font-name-complex="Droid Sans Devanagari" style:font-size-complex="28pt" style:font-weight-complex="bold"/>
    </style:style>
    <style:style style:name="T1" style:family="text">
      <style:text-properties officeooo:rsid="00160873"/>
    </style:style>
    <style:style style:name="T2" style:family="text">
      <style:text-properties officeooo:rsid="0017fd2c"/>
    </style:style>
    <style:style style:name="T3" style:family="text">
      <style:text-properties officeooo:rsid="0018a98d"/>
    </style:style>
    <style:style style:name="T4" style:family="text">
      <style:text-properties fo:font-style="italic" officeooo:rsid="001d9e6f" style:font-style-asian="italic" style:font-style-complex="italic"/>
    </style:style>
    <style:style style:name="T5" style:family="text">
      <style:text-properties fo:font-style="italic" officeooo:rsid="0078a2c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d9e6f" style:font-style-asian="normal" style:font-style-complex="normal"/>
    </style:style>
    <style:style style:name="T8" style:family="text">
      <style:text-properties fo:font-style="normal" officeooo:rsid="001de446" style:font-style-asian="normal" style:font-style-complex="normal"/>
    </style:style>
    <style:style style:name="T9" style:family="text">
      <style:text-properties fo:font-style="normal" officeooo:rsid="001f0e2a" style:font-style-asian="normal" style:font-style-complex="normal"/>
    </style:style>
    <style:style style:name="T10" style:family="text">
      <style:text-properties fo:font-style="normal" officeooo:rsid="002f453e" style:font-style-asian="normal" style:font-style-complex="normal"/>
    </style:style>
    <style:style style:name="T11" style:family="text">
      <style:text-properties fo:font-style="normal" officeooo:rsid="002f5796" style:font-style-asian="normal" style:font-style-complex="normal"/>
    </style:style>
    <style:style style:name="T12" style:family="text">
      <style:text-properties fo:font-style="normal" officeooo:rsid="002fe04f" style:font-style-asian="normal" style:font-style-complex="normal"/>
    </style:style>
    <style:style style:name="T13" style:family="text">
      <style:text-properties fo:font-style="normal" officeooo:rsid="0040c585" style:font-style-asian="normal" style:font-style-complex="normal"/>
    </style:style>
    <style:style style:name="T14" style:family="text">
      <style:text-properties fo:font-style="normal" officeooo:rsid="00221a57" style:font-style-asian="normal" style:font-style-complex="normal"/>
    </style:style>
    <style:style style:name="T15" style:family="text">
      <style:text-properties fo:font-style="normal" officeooo:rsid="004cc141" style:font-style-asian="normal" style:font-style-complex="normal"/>
    </style:style>
    <style:style style:name="T16" style:family="text">
      <style:text-properties fo:font-style="normal" officeooo:rsid="004ccd5b" style:font-style-asian="normal" style:font-style-complex="normal"/>
    </style:style>
    <style:style style:name="T17" style:family="text">
      <style:text-properties fo:font-style="normal" officeooo:rsid="00613574" style:font-style-asian="normal" style:font-style-complex="normal"/>
    </style:style>
    <style:style style:name="T18" style:family="text">
      <style:text-properties fo:font-style="normal" officeooo:rsid="00630084" style:font-style-asian="normal" style:font-style-complex="normal"/>
    </style:style>
    <style:style style:name="T19" style:family="text">
      <style:text-properties fo:font-style="normal" officeooo:rsid="006fbd11" style:font-style-asian="normal" style:font-style-complex="normal"/>
    </style:style>
    <style:style style:name="T20" style:family="text">
      <style:text-properties fo:font-style="normal" officeooo:rsid="007578a5" style:font-style-asian="normal" style:font-style-complex="normal"/>
    </style:style>
    <style:style style:name="T21" style:family="text">
      <style:text-properties fo:font-style="normal" officeooo:rsid="0078a2ce" style:font-style-asian="normal" style:font-style-complex="normal"/>
    </style:style>
    <style:style style:name="T22" style:family="text">
      <style:text-properties fo:font-style="normal" officeooo:rsid="008348cc" style:font-style-asian="normal" style:font-style-complex="normal"/>
    </style:style>
    <style:style style:name="T23" style:family="text">
      <style:text-properties fo:font-style="normal" officeooo:rsid="00225d30" style:font-style-asian="normal" style:font-style-complex="normal"/>
    </style:style>
    <style:style style:name="T24" style:family="text">
      <style:text-properties fo:font-style="normal" officeooo:rsid="0084d0b0" style:font-style-asian="normal" style:font-style-complex="normal"/>
    </style:style>
    <style:style style:name="T25" style:family="text">
      <style:text-properties fo:font-style="normal" officeooo:rsid="008d5b9c" style:font-style-asian="normal" style:font-style-complex="normal"/>
    </style:style>
    <style:style style:name="T26" style:family="text">
      <style:text-properties fo:font-style="normal" officeooo:rsid="009c77b2" style:font-style-asian="normal" style:font-style-complex="normal"/>
    </style:style>
    <style:style style:name="T27" style:family="text">
      <style:text-properties officeooo:rsid="001d9e6f"/>
    </style:style>
    <style:style style:name="T28" style:family="text">
      <style:text-properties officeooo:rsid="001fa9fe"/>
    </style:style>
    <style:style style:name="T29" style:family="text">
      <style:text-properties officeooo:rsid="0023c411"/>
    </style:style>
    <style:style style:name="T30" style:family="text">
      <style:text-properties fo:font-weight="bold" officeooo:rsid="0023c411" style:font-weight-asian="bold" style:font-weight-complex="bold"/>
    </style:style>
    <style:style style:name="T31" style:family="text">
      <style:text-properties officeooo:rsid="002e0d3e"/>
    </style:style>
    <style:style style:name="T32" style:family="text">
      <style:text-properties officeooo:rsid="0032cc6f"/>
    </style:style>
    <style:style style:name="T33" style:family="text">
      <style:text-properties officeooo:rsid="00331ab9"/>
    </style:style>
    <style:style style:name="T34" style:family="text">
      <style:text-properties officeooo:rsid="00347f9e"/>
    </style:style>
    <style:style style:name="T35" style:family="text">
      <style:text-properties officeooo:rsid="00361c50"/>
    </style:style>
    <style:style style:name="T36" style:family="text">
      <style:text-properties officeooo:rsid="00379cd4"/>
    </style:style>
    <style:style style:name="T37" style:family="text">
      <style:text-properties officeooo:rsid="0043fe08"/>
    </style:style>
    <style:style style:name="T38" style:family="text">
      <style:text-properties officeooo:rsid="0044cceb"/>
    </style:style>
    <style:style style:name="T39" style:family="text">
      <style:text-properties officeooo:rsid="00461d85"/>
    </style:style>
    <style:style style:name="T40" style:family="text">
      <style:text-properties officeooo:rsid="004f4210"/>
    </style:style>
    <style:style style:name="T41" style:family="text">
      <style:text-properties officeooo:rsid="004f9dbf"/>
    </style:style>
    <style:style style:name="T42" style:family="text">
      <style:text-properties officeooo:rsid="005b305d"/>
    </style:style>
    <style:style style:name="T43" style:family="text">
      <style:text-properties officeooo:rsid="0060bcb5"/>
    </style:style>
    <style:style style:name="T44" style:family="text">
      <style:text-properties officeooo:rsid="00680ed0"/>
    </style:style>
    <style:style style:name="T45" style:family="text">
      <style:text-properties officeooo:rsid="006b10de"/>
    </style:style>
    <style:style style:name="T46" style:family="text">
      <style:text-properties officeooo:rsid="006dbd0c"/>
    </style:style>
    <style:style style:name="T47" style:family="text">
      <style:text-properties officeooo:rsid="0070cac6"/>
    </style:style>
    <style:style style:name="T48" style:family="text">
      <style:text-properties officeooo:rsid="007578a5"/>
    </style:style>
    <style:style style:name="T49" style:family="text">
      <style:text-properties officeooo:rsid="0078a2ce"/>
    </style:style>
    <style:style style:name="T50" style:family="text">
      <style:text-properties officeooo:rsid="007a44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Salary <text:span text:style-name="T50">Blockchain</text:span> / <text:span text:style-name="T45">Social Blockchain / Socialistic <text:s/>Blockchain</text:span></text:p>
      <text:p text:style-name="P8">Victor Porton</text:p>
      <text:p text:style-name="P5"><text:span text:style-name="T1">I take the existing system MoonBeam and modify it. I suggest to market it either as a Personal Blockchain or Social Blockchain or Socialistic Blockchain:</text:span></text:p>
      <text:list xml:id="list2699013936" text:style-name="L1">
        <text:list-item>
          <text:p text:style-name="P12">No gas <text:span text:style-name="T38">or any other “special”</text:span> token.</text:p>
        </text:list-item>
        <text:list-item>
          <text:p text:style-name="P12">First-class (integrated into the core) “<text:span text:style-name="T3">personal”</text:span> tokens (like ERC-1155).</text:p>
        </text:list-item>
        <text:list-item>
          <text:p text:style-name="P13">Emphasis that tokens are issued by anybody.</text:p>
        </text:list-item>
        <text:list-item>
          <text:p text:style-name="P14">So, the system is more decentralized: it has no centralized gas token and no centralized token issuing plan.</text:p>
          <text:list>
            <text:list-item>
              <text:p text:style-name="P10"><text:span text:style-name="T10">Because we have no gas/</text:span><text:span text:style-name="T19">payment</text:span><text:span text:style-name="T10"> token, every token is like a gas token and can be valuable as a mean of payment! </text:span><text:span text:style-name="T11">To make it work, we may need a browser plugin for easy exchange of token while paying for a service. </text:span><text:span text:style-name="T12">(It can be made cheap by putting exchange into the core.)</text:span></text:p>
            </text:list-item>
          </text:list>
        </text:list-item>
        <text:list-item>
          <text:p text:style-name="P47"><text:span text:style-name="T14">V</text:span><text:span text:style-name="T6">alidators may receive payments from users of the system </text:span><text:span text:style-name="T25">(e.g. in tokens specifically created for the nonprofit purpose to reward validators)</text:span><text:span text:style-name="T6">.</text:span></text:p>
        </text:list-item>
        <text:list-item>
          <text:p text:style-name="P48"><text:span text:style-name="T6">Validators are therefore not dictators but are responsible to users.</text:span></text:p>
        </text:list-item>
        <text:list-item>
          <text:p text:style-name="P52"><text:span text:style-name="T6">On the other hand, validators will probably receive greater profits than in traditional blockchains, because they receive not in a gas token, but in possibly skyrocketing special-purpose tokens.</text:span></text:p>
        </text:list-item>
        <text:list-item>
          <text:p text:style-name="P52"><text:span text:style-name="T6">Validators are motivated to </text:span><text:span text:style-name="T26">do something to grow value of user’s tokens what is good for special-purpose (e.g. nonprofit) tokens.</text:span></text:p>
        </text:list-item>
        <text:list-item>
          <text:p text:style-name="P48"><text:span text:style-name="T22">M</text:span><text:span text:style-name="T6">ake a centralized exchange </text:span><text:span text:style-name="T23">like Uniswap in the system core to easily make users exchange personal tokens.</text:span></text:p>
        </text:list-item>
        <text:list-item>
          <text:p text:style-name="P49"><text:span text:style-name="T6">Gas is paid in any token of user’s choice through the centralized exchange </text:span><text:span text:style-name="T24">(while validators also accept transaction fees in any token of their choice)</text:span><text:span text:style-name="T6">.</text:span></text:p>
        </text:list-item>
        <text:list-item>
          <text:p text:style-name="P11"><text:span text:style-name="T14">Integrate (probably, after a rewrite in WASM) my Future Salaries dApp into the </text:span><text:span text:style-name="T13">ledger</text:span><text:span text:style-name="T14">.</text:span></text:p>
        </text:list-item>
      </text:list>
      <text:p text:style-name="P6"><text:span text:style-name="T29">So, we have a blockchain that we advertise as the world system for </text:span><text:span text:style-name="T30">salaries</text:span><text:span text:style-name="T29"> and for common goods.</text:span></text:p>
      <text:p text:style-name="P2">If in short, Future Salaries <text:span text:style-name="T36">(see other files for details)</text:span>:</text:p>
      <text:list xml:id="list269471154" text:style-name="L2">
        <text:list-item>
          <text:p text:style-name="P17"><text:span text:style-name="T39">Every registered user gets one personal token per second (that’s his/her/its “salary”)</text:span></text:p>
        </text:list-item>
        <text:list-item>
          <text:p text:style-name="P18"><text:span text:style-name="T39">In the context of salaries a personal token is a pair of an oracle ID and a “condition ID” (that is project ID, e.g. a person or a company is a project)</text:span></text:p>
        </text:list-item>
        <text:list-item>
          <text:p text:style-name="P19"><text:span text:style-name="T31">We expect that users of other oracles will donate much of their conditional tokens to our oracle to be used as a conditionals. This looks viable, because our system is tailored for non-</text:span><text:soft-page-break/><text:span text:style-name="T31">commercial projects and so it can build a community of inter-donating non-commercial projects to build a robust economy.</text:span></text:p>
        </text:list-item>
        <text:list-item>
          <text:p text:style-name="P21">The collaterals are paid by oracles to salary recipients (or more likely to traders that bought their salary tokens) after some amount of time. <text:span text:style-name="T47">(This is called prediction markets.)</text:span></text:p>
        </text:list-item>
        <text:list-item>
          <text:p text:style-name="P20"><text:span text:style-name="T37">So, we have a system for funding common goods, because salary values are distributed accordingly oracles that are not necessarily incentivized to make value from these tokens (doing this would be legal fraud and the existing FIAT system already solves this trouble relatively well). Moreover, sometimes we can build algorithmic oracles that are not controlled by some profit-receiving entity.</text:span></text:p>
        </text:list-item>
        <text:list-item>
          <text:p text:style-name="P22">The values can be set to be for example predicted future citation counts for a scientist.</text:p>
        </text:list-item>
        <text:list-item>
          <text:p text:style-name="P50">Instead of the Polkadot’s idea to remove accounts with too little money, we warn the users that a future version may move low-money accounts to a sidechain.</text:p>
        </text:list-item>
      </text:list>
      <text:p text:style-name="P1">Profits <text:span text:style-name="T43">(they come to me as to as to a user of the ledger, not as to its author, but the profits of this kind anyway can be big)</text:span>:</text:p>
      <text:list xml:id="list3761833597" text:style-name="L3">
        <text:list-item>
          <text:p text:style-name="P26">I have several great free projects <text:span text:style-name="T28">that would make me a great salary (and here the word “salary” doesn’t mean “something small compared to profits of businesses”) in my salaries smart contract</text:span>:</text:p>
          <text:list>
            <text:list-item>
              <text:p text:style-name="P23"><text:span text:style-name="T27">a mathematical research “algebraic general topology” that is </text:span><text:span text:style-name="T4">more</text:span><text:span text:style-name="T7"> general than group theory. Group theory is kinda almost half of mathematics, so my theory is even greater. My potential predicted citation counts </text:span><text:span text:style-name="T15">(and therefore the amounts of collaterals personally I receive) </text:span><text:span text:style-name="T7">would skyrocket, taking a big part of the future scientific market.</text:span></text:p>
            </text:list-item>
            <text:list-item>
              <text:p text:style-name="P24"><text:span text:style-name="T8">other </text:span><text:span text:style-name="T16">my </text:span><text:span text:style-name="T8">math research</text:span></text:p>
            </text:list-item>
            <text:list-item>
              <text:p text:style-name="P15">philosophical ideas (I solved several “eternal” philosophical questions)</text:p>
            </text:list-item>
            <text:list-item>
              <text:p text:style-name="P16">software and ideas for making HTML and other related technologies (such as scientific publishing) well instead of current crooked state. I am to replace HTML and current technologies of scientific typography with a radically new system.</text:p>
            </text:list-item>
            <text:list-item>
              <text:p text:style-name="P25"><text:span text:style-name="T17">this ledger </text:span><text:span text:style-name="T18">and Future Salaries</text:span></text:p>
            </text:list-item>
            <text:list-item>
              <text:p text:style-name="P27"><text:span text:style-name="T17">a </text:span><text:span text:style-name="T6">browser plugin for reviews and truly free speech</text:span></text:p>
            </text:list-item>
            <text:list-item>
              <text:p text:style-name="P28"><text:span text:style-name="T9">o</text:span><text:span text:style-name="T6">ther</text:span></text:p>
            </text:list-item>
          </text:list>
        </text:list-item>
      </text:list>
      <text:p text:style-name="P3"><text:span text:style-name="T32">Competitive advantages:</text:span></text:p>
      <text:list xml:id="list62510740" text:style-name="L4">
        <text:list-item>
          <text:p text:style-name="P29"><text:span text:style-name="T2">Say that it is social/socialistic because it is for salaries and personal tokens, not just a capital growing system.</text:span></text:p>
        </text:list-item>
        <text:list-item>
          <text:p text:style-name="P30">socialistic (and probably communistic) parties <text:span text:style-name="T40">as partners</text:span></text:p>
        </text:list-item>
        <text:list-item>
          <text:p text:style-name="P30">libertarians/anarchists <text:span text:style-name="T41">as partners</text:span></text:p>
        </text:list-item>
        <text:list-item>
          <text:p text:style-name="P31">D language foundation as a partner <text:span text:style-name="T42">(maybe also Python foundation)</text:span></text:p>
        </text:list-item>
        <text:list-item>
          <text:p text:style-name="P32">you can lobby it to be added to GitCoin site.</text:p>
        </text:list-item>
        <text:list-item>
          <text:p text:style-name="P33">In the future, we can pay to search engines to do socially good search, so it has a big future.</text:p>
        </text:list-item>
      </text:list>
      <text:p text:style-name="P4"><text:soft-page-break/>Plan <text:span text:style-name="T46">(my investment is around $20000)</text:span>:</text:p>
      <text:list xml:id="list3794374872" text:style-name="L5">
        <text:list-item>
          <text:p text:style-name="P34"><text:span text:style-name="T33">Rewrite MoonBeam node software to exclude gas token. (15 days, probably; $0).</text:span></text:p>
        </text:list-item>
        <text:list-item>
          <text:p text:style-name="P38">Browser plugin (a few days, exchange will need more work later; $0)</text:p>
        </text:list-item>
        <text:list-item>
          <text:p text:style-name="P37"><text:span text:style-name="T34">Integrate Future Salaries dApp (1-5 months, need to rewrite in WASM)</text:span></text:p>
        </text:list-item>
        <text:list-item>
          <text:p text:style-name="P51">Centralized exchange (a few days; $0)</text:p>
        </text:list-item>
        <text:list-item>
          <text:p text:style-name="P40">Website and announce. (Your work)</text:p>
        </text:list-item>
        <text:list-item>
          <text:p text:style-name="P36"><text:span text:style-name="T44">Need to pay for smart contract audit (cost?)</text:span></text:p>
        </text:list-item>
        <text:list-item>
          <text:p text:style-name="P39">Design of Future Salaries dApp (your work)</text:p>
        </text:list-item>
        <text:list-item>
          <text:p text:style-name="P35"><text:span text:style-name="T35">Oracles (maybe, Cartesi) for Python and D language package authors salaries, arXiv oracle if possible (~0.5-3 months).</text:span></text:p>
        </text:list-item>
        <text:list-item>
          <text:p text:style-name="P42">Start serious advertising.</text:p>
        </text:list-item>
        <text:list-item>
          <text:p text:style-name="P43">Integrate my carbon counting system <text:span text:style-name="T44">(with advanced anti-theft) (rewrite in WASM?)</text:span>.</text:p>
        </text:list-item>
        <text:list-item>
          <text:p text:style-name="P41">Need to pay for smart contract audit (cost?)</text:p>
        </text:list-item>
      </text:list>
      <text:p text:style-name="P7">Drawbacks:</text:p>
      <text:list xml:id="list2384272815" text:style-name="L6">
        <text:list-item>
          <text:p text:style-name="P45">Too many tokens may make their value too fragmented (but if I have an automatic free converter in a browser plugin, it may not matter much).</text:p>
        </text:list-item>
        <text:list-item>
          <text:p text:style-name="P44">Market bubbles that will happen are contrary to socialistic idea. I have no solution.</text:p>
        </text:list-item>
      </text:list>
      <text:p text:style-name="P9">Another issue:</text:p>
      <text:list xml:id="list416947488" text:style-name="L7">
        <text:list-item>
          <text:p text:style-name="P46"><text:span text:style-name="T48">A sparking electronic lamp (you know the experiment: a sparkling contact causes sparks in several </text:span><text:span text:style-name="T5">meters</text:span><text:span text:style-name="T21"> of it</text:span><text:span text:style-name="T49">) made me feel like a solar storm every day, like a drunk man I made some stupid acts and conflicted with Ethereum foundation during a competition. I suspect, it may have been one of the main reasons of ETH price fall… I </text:span><text:span text:style-name="T20">eliminated a competitor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0T09:55:33.784050738</meta:creation-date>
    <dc:date>2021-06-27T01:06:43.963977788</dc:date>
    <meta:editing-duration>PT4H32M57S</meta:editing-duration>
    <meta:editing-cycles>116</meta:editing-cycles>
    <meta:generator>LibreOffice/6.1.5.2$Linux_X86_64 LibreOffice_project/10$Build-2</meta:generator>
    <dc:creator>Victor Porton</dc:creator>
    <meta:document-statistic meta:table-count="0" meta:image-count="0" meta:object-count="0" meta:page-count="3" meta:paragraph-count="57" meta:word-count="1024" meta:character-count="6000" meta:non-whitespace-character-count="5079"/>
  </office:meta>
</office:document-meta>
</file>